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4f1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4f1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4f1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4f1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4f1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4f1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4f1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4f1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4f1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4f1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4f1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4f1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4f1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4f1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4f1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4f1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4f1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Brianna Alicia Uray Sanch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4/1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778651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Olmilex José  Sanchez Puert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666621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54.41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7" meta:non-whitespace-character-count="1007"/>
    <meta:template xlink:type="simple" xlink:actuate="onRequest" xlink:title="Normal" xlink:href=""/>
  </office:meta>
</office:document-meta>
</file>